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6666ff" draw:fill="gradient" draw:fill-gradient-name="Green_20_Gradient_20_1" draw:opacity="20%" draw:textarea-vertical-align="middle"/>
    </style:style>
    <style:style style:name="gr2" style:family="graphic" style:parent-style-name="standard">
      <style:graphic-properties draw:stroke="solid" draw:fill="none" draw:textarea-vertical-align="middle"/>
    </style:style>
    <style:style style:name="gr3" style:family="graphic" style:parent-style-name="standard">
      <style:graphic-properties draw:stroke="solid" svg:stroke-width="0.1cm" svg:stroke-color="#000000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6666ff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ccff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666666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600"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T1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ff6600" fo:font-size="14pt" style:text-underline-style="none" style:font-size-asian="14pt" style:font-size-complex="14pt"/>
    </style:style>
    <style:style style:name="T3" style:family="text">
      <style:text-properties fo:color="#666666" fo:font-size="14pt" style:text-underline-style="none" style:font-size-asian="14pt" style:font-size-complex="14pt"/>
    </style:style>
    <style:style style:name="T4" style:family="text">
      <style:text-properties fo:color="#333333" fo:font-size="14pt" style:text-underline-style="none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fo:font-family="'Bradley Hand ITC'" style:font-family-generic="script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family="'Bradley Hand ITC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family="'Bradley Hand ITC'" style:font-family-generic="script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family="'Bradley Hand ITC'" style:font-family-generic="script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Florale Bilde</text:span><text:span text:style-name="T4">r</text:span></text:p>
        </draw:rect>
        <draw:rect draw:style-name="gr2" draw:text-style-name="P1" draw:layer="layout" svg:width="10.6cm" svg:height="1.7cm" svg:x="4.9cm" svg:y="3cm">
          <text:p text:style-name="P1">H1<text:span text:style-name="T5"> </text:span><text:span text:style-name="T6">Florale Bilder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2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Galaxiebilde</text:span><text:span text:style-name="T4">r</text:span></text:p>
        </draw:rect>
        <draw:rect draw:style-name="gr2" draw:text-style-name="P1" draw:layer="layout" svg:width="10.6cm" svg:height="1.7cm" svg:x="4.9cm" svg:y="3cm">
          <text:p text:style-name="P1">H1<text:span text:style-name="T5"> </text:span><text:span text:style-name="T7">Galaxieb</text:span><text:span text:style-name="T6">ilder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3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Himmel Bilde</text:span><text:span text:style-name="T4">r</text:span></text:p>
        </draw:rect>
        <draw:rect draw:style-name="gr2" draw:text-style-name="P1" draw:layer="layout" svg:width="10.6cm" svg:height="1.7cm" svg:x="4.9cm" svg:y="3cm">
          <text:p text:style-name="P3">H1<text:span text:style-name="T5"> </text:span><text:span text:style-name="T8">Himmel</text:span><text:span text:style-name="T6"> Bilder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4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Landschaftsbilde</text:span><text:span text:style-name="T4">r</text:span></text:p>
        </draw:rect>
        <draw:rect draw:style-name="gr2" draw:text-style-name="P1" draw:layer="layout" svg:width="11.6cm" svg:height="1.7cm" svg:x="4.4cm" svg:y="3cm">
          <text:p text:style-name="P1">H1<text:span text:style-name="T5"> </text:span><text:span text:style-name="T7">Landschaftsb</text:span><text:span text:style-name="T6">ilder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5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Lesezeichen</text:span></text:p>
        </draw:rect>
        <draw:rect draw:style-name="gr2" draw:text-style-name="P1" draw:layer="layout" svg:width="11.6cm" svg:height="1.7cm" svg:x="4.4cm" svg:y="3cm">
          <text:p text:style-name="P1">H1<text:span text:style-name="T5"> </text:span><text:span text:style-name="T7">Lesezeichen</text:span><text:span text:style-name="T6">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6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Stilleben</text:span></text:p>
        </draw:rect>
        <draw:rect draw:style-name="gr2" draw:text-style-name="P1" draw:layer="layout" svg:width="11.6cm" svg:height="1.7cm" svg:x="4.4cm" svg:y="3cm">
          <text:p text:style-name="P1">H1<text:span text:style-name="T5"> </text:span><text:span text:style-name="T7">Stillleb</text:span><text:span text:style-name="T9">e</text:span><text:span text:style-name="T7">n</text:span><text:span text:style-name="T6">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  <draw:page draw:name="page7" draw:style-name="dp1" draw:master-page-name="Standard">
        <draw:rect draw:style-name="gr1" draw:text-style-name="P1" draw:layer="layout" svg:width="19cm" svg:height="27.7cm" svg:x="1cm" svg:y="1cm">
          <text:p/>
        </draw:rect>
        <draw:rect draw:style-name="gr2" draw:text-style-name="P2" draw:layer="layout" svg:width="10.7cm" svg:height="0.9cm" svg:x="1.5cm" svg:y="1.3cm">
          <text:p text:style-name="P1"><text:span text:style-name="T1">Willkommen</text:span><text:span text:style-name="T2"> </text:span><text:span text:style-name="T3">&gt;&gt;Verkauf&gt;&gt;Wasserlandschaften</text:span></text:p>
        </draw:rect>
        <draw:rect draw:style-name="gr2" draw:text-style-name="P1" draw:layer="layout" svg:width="13cm" svg:height="1.7cm" svg:x="3.5cm" svg:y="3cm">
          <text:p text:style-name="P1">H1<text:span text:style-name="T5"> </text:span><text:span text:style-name="T7">Wasserlandschafte</text:span><text:span text:style-name="T7">n</text:span><text:span text:style-name="T6"> (Bradley Hand ITC)</text:span></text:p>
        </draw:rect>
        <draw:rect draw:style-name="gr3" draw:text-style-name="P1" draw:layer="layout" svg:width="5.2cm" svg:height="8.2cm" svg:x="1.9cm" svg:y="5.9cm">
          <text:p/>
        </draw:rect>
        <draw:rect draw:style-name="gr3" draw:text-style-name="P1" draw:layer="layout" svg:width="5.2cm" svg:height="8.2cm" svg:x="11.4cm" svg:y="6cm">
          <text:p/>
        </draw:rect>
        <draw:rect draw:style-name="gr4" draw:text-style-name="P1" draw:layer="layout" svg:width="3.9cm" svg:height="3.5cm" svg:x="2.5cm" svg:y="6.4cm">
          <text:p/>
        </draw:rect>
        <draw:rect draw:style-name="gr3" draw:text-style-name="P1" draw:layer="layout" svg:width="3.8cm" svg:height="1.2cm" svg:x="2.6cm" svg:y="10.4cm">
          <text:p/>
        </draw:rect>
        <draw:rect draw:style-name="gr5" draw:text-style-name="P1" draw:layer="layout" svg:width="1.1cm" svg:height="0.9cm" svg:x="4.1cm" svg:y="12.7cm">
          <text:p/>
        </draw:rect>
        <draw:rect draw:style-name="gr4" draw:text-style-name="P1" draw:layer="layout" svg:width="3.9cm" svg:height="3.5cm" svg:x="12cm" svg:y="6.6cm">
          <text:p/>
        </draw:rect>
        <draw:rect draw:style-name="gr3" draw:text-style-name="P1" draw:layer="layout" svg:width="3.8cm" svg:height="1.2cm" svg:x="12.1cm" svg:y="10.4cm">
          <text:p/>
        </draw:rect>
        <draw:rect draw:style-name="gr5" draw:text-style-name="P1" draw:layer="layout" svg:width="1.1cm" svg:height="0.8cm" svg:x="13.6cm" svg:y="12.6cm">
          <text:p/>
        </draw:rect>
        <draw:rect draw:style-name="gr3" draw:text-style-name="P1" draw:layer="layout" svg:width="5.2cm" svg:height="8.2cm" svg:x="1.8cm" svg:y="15.1cm">
          <text:p/>
        </draw:rect>
        <draw:rect draw:style-name="gr3" draw:text-style-name="P1" draw:layer="layout" svg:width="5.2cm" svg:height="8.2cm" svg:x="11.3cm" svg:y="15.2cm">
          <text:p/>
        </draw:rect>
        <draw:rect draw:style-name="gr6" draw:text-style-name="P1" draw:layer="layout" svg:width="15.5cm" svg:height="3.1cm" svg:x="2.5cm" svg:y="24.6cm">
          <text:p text:style-name="P1">Pro Seite max 10 Bilder </text:p>
        </draw:rect>
        <draw:rect draw:style-name="gr6" draw:text-style-name="P1" draw:layer="layout" svg:width="2.4cm" svg:height="0.7cm" svg:x="9.6cm" svg:y="27cm">
          <text:p text:style-name="P1">-1-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22:17:18.06</meta:creation-date>
    <dc:date>2025-08-23T22:57:26.52</dc:date>
    <dc:creator>Emine Leanza</dc:creator>
    <meta:editing-duration>PT4M14S</meta:editing-duration>
    <meta:editing-cycles>1</meta:editing-cycles>
    <meta:document-statistic meta:object-count="105"/>
    <meta:generator>OpenOffice/4.1.15$Win32 OpenOffice.org_project/4115m2$Build-9813</meta:generator>
  </office:meta>
</office:document-meta>
</file>